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officeooo:rsid="000e4f11" officeooo:paragraph-rsid="001576d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1c1ea0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1c1ea0" officeooo:paragraph-rsid="001c1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576dd"/>
    </style:style>
    <style:style style:name="T12" style:family="text">
      <style:text-properties officeooo:rsid="001700f3"/>
    </style:style>
    <style:style style:name="T13" style:family="text">
      <style:text-properties officeooo:rsid="001c1ea0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T15" style:family="text">
      <style:text-properties fo:color="#000000" fo:font-style="normal" style:text-underline-style="none" officeooo:rsid="001c1ea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MACACHI</text:p>
      <text:p text:style-name="P1"/>
      <text:p text:style-name="P7">Buongiorno, l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2"/>
      <text:p text:style-name="P2"/>
      <text:p text:style-name="P2"/>
      <text:p text:style-name="P10">Requisiti del software:</text:p>
      <text:p text:style-name="P8"/>
      <text:p text:style-name="P9">Il presente software richiede una versione di Java 8 o superiore affinché possa funzionare.</text:p>
      <text:p text:style-name="P9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9">Per l’installazione deleghiamo le istruzioni all’installer di Oracle.</text:p>
      <text:p text:style-name="P2"/>
      <text:p text:style-name="P3">Finalità del software:</text:p>
      <text:p text:style-name="P3"/>
      <text:p text:style-name="P17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7"><text:span text:style-name="T3"/></text:p>
      <text:p text:style-name="P14">Vi sono a disposizione, pre-caricati ed utilizzabili, 3 differenti POI. La lista, tuttavia, è espandibile per garantire la massima flessibilità di utilizzo.</text:p>
      <text:p text:style-name="P15">Eventuali POI aggiunti dovranno essere inseriti nel file <text:span text:style-name="T10">POI.txt</text:span><text:span text:style-name="T1"> </text:span>secondo il seguente formato:</text:p>
      <text:p text:style-name="P16">&lt;latitudine&gt;,&lt;longitudine&gt;-&lt;nome&gt;</text:p>
      <text:p text:style-name="P16"/>
      <text:p text:style-name="P14">La mappa creata risulta facilmente consultabile ed adattabile alle più disparate esigenze, di seguito troverà tutte le informazioni per sfruttare al meglio questo software.</text:p>
      <text:p text:style-name="P3"/>
      <text:p text:style-name="P3">Formati supportati:</text:p>
      <text:p text:style-name="P3"/>
      <text:p text:style-name="P18">Il software svolge le sue operazioni partendo da dati grezzi, i quali devono essere presentati in uno specifico formato per permettergli di lavorare correttamente.</text:p>
      <text:p text:style-name="P18">Il formato è il seguente:</text:p>
      <text:p text:style-name="P18">Sarà necessario adottare un <text:span text:style-name="T6">file di testo (Example.txt)</text:span><text:span text:style-name="T5"> </text:span>il quale dovrà avere un contenuto che rispetti la seguente forma:</text:p>
      <text:p text:style-name="P25">createmap(<text:span text:style-name="T3">&lt;data_inizio&gt;</text:span>-<text:span text:style-name="T3">&lt;data_fine&gt;</text:span>)</text:p>
      <text:p text:style-name="P25">import(<text:span text:style-name="T3">&lt;file_di_import&gt;</text:span>)</text:p>
      <text:p text:style-name="P3"/>
      <text:p text:style-name="P3">Operazioni supportate:</text:p>
      <text:p text:style-name="P3"/>
      <text:p text:style-name="P19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19">Ogni tentativo di far leggere all’applicatico operazione differenti produrrà nell’applicativo errori non risolvibili.</text:p>
      <text:p text:style-name="P3"/>
      <text:p text:style-name="P3">Il file di log:</text:p>
      <text:p text:style-name="P3"/>
      <text:p text:style-name="P19">Il file di log che accompagna questo programma è un particolare file di testo con lo scopo di tener traccia di tutti gli errori che andranno a verificarsi durante l’esecuzione del programma.</text:p>
      <text:p text:style-name="P3"/>
      <text:p text:style-name="P3">Interpretazione dell’output:</text:p>
      <text:p text:style-name="P3"><text:soft-page-break/></text:p>
      <text:p text:style-name="P22">L’output, visualizzato sullo stesso teminale in cui si manda in esecuzione il programma, avrà la seguente sruttura:</text:p>
      <text:p text:style-name="P23">POI1 - 0%A, 0%F, 0%S, 0%T, 0%N</text:p>
      <text:p text:style-name="P23">POI2 - 0%A, 0%F, 0%S, 0%T, 0%N</text:p>
      <text:p text:style-name="P23">POI3 - 0%A, 0%F, 0%S, 0%T, 0%N</text:p>
      <text:p text:style-name="P22"/>
      <text:p text:style-name="P22">I valori di esempio (gli zeri) sono valori di esempio.</text:p>
      <text:p text:style-name="P22">Le percentuali diranno, in percentuale, quante persone <text:span text:style-name="T1">A</text:span>rrabbiate, <text:span text:style-name="T1">F</text:span>elici, <text:span text:style-name="T1">S</text:span>orprese, <text:span text:style-name="T1">T</text:span>risti e <text:span text:style-name="T1">N</text:span>eutrali ci sono nel POI <text:span text:style-name="T13">numero 1, 2 e 3</text:span>.</text:p>
      <text:p text:style-name="P22"/>
      <text:p text:style-name="P24">Vi sono due tipologie di stampe:</text:p>
      <text:list xml:id="list3524615232" text:style-name="L3">
        <text:list-item>
          <text:p text:style-name="P27"><text:span text:style-name="T15">Mappa Emozionale completa: dove vi sono tutti i dati di tutti gli utenti</text:span></text:p>
        </text:list-item>
        <text:list-item>
          <text:p text:style-name="P28"><text:span text:style-name="T15">M</text:span><text:span text:style-name="T14">appa Emozionale degli utenti attualmente iscritti: dove ci sono solo gli utenti attualmente iscritti.</text:span></text:p>
        </text:list-item>
      </text:list>
      <text:p text:style-name="P22"/>
      <text:p text:style-name="P12"><text:span text:style-name="T12">Utilizzo del programma</text:span>:</text:p>
      <text:p text:style-name="P13"/>
      <text:p text:style-name="P20">Una volta installata la versione di Java richiesta è necessario andare a compilare il sorgente, presente nella cartella <text:span text:style-name="T8">src</text:span>.</text:p>
      <text:p text:style-name="P20">Recarsi nela cartella <text:span text:style-name="T8">src</text:span> e tramite un terminale (PowerShell, CMD, Terminal, ecc… ) e digitare il seguente comando:</text:p>
      <text:p text:style-name="P26">javac emotionalmaps/EmotionalMaps.java</text:p>
      <text:p text:style-name="P21"/>
      <text:p text:style-name="P21">una volta compilato si potrà mandare in esecuzione attraverso il seguente comando:</text:p>
      <text:p text:style-name="P26">java emotionalmaps/EmotionalMaps <text:span text:style-name="T3">&lt;file_input&gt;</text:span></text:p>
      <text:p text:style-name="P21"/>
      <text:p text:style-name="P21">Eventuali errori riferiti alla versione di Java saranno comunicati dalla JRE, mentre errori relativi al programma saranno presenti nel file di <text:span text:style-name="T8">LOG.txt</text:span>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1-28T12:39:40.921278820</dc:date>
    <meta:editing-duration>PT44M44S</meta:editing-duration>
    <meta:editing-cycles>9</meta:editing-cycles>
    <meta:generator>LibreOffice/6.2.8.2$Linux_X86_64 LibreOffice_project/20$Build-2</meta:generator>
    <meta:document-statistic meta:table-count="0" meta:image-count="0" meta:object-count="0" meta:page-count="2" meta:paragraph-count="40" meta:word-count="480" meta:character-count="3351" meta:non-whitespace-character-count="2913"/>
  </office:meta>
</office:document-meta>
</file>